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dash" draw:stroke-dash="Fine_20_Dashed" draw:textarea-vertical-align="middle"/>
    </style:style>
    <style:style style:name="gr8" style:family="graphic" style:parent-style-name="objectwithoutfill">
      <style:graphic-properties draw:stroke="solid" draw:stroke-dash="Fine_20_Dashed" draw:fill="none" draw:textarea-vertical-align="middle"/>
    </style:style>
    <style:style style:name="gr9" style:family="graphic" style:parent-style-name="standard">
      <style:graphic-properties draw:stroke="solid" draw:stroke-dash="Fine_20_Dashed" draw:textarea-vertical-align="middle"/>
    </style:style>
    <style:style style:name="gr1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1.221cm" fo:min-width="0cm"/>
    </style:style>
    <style:style style:name="gr11" style:family="graphic" style:parent-style-name="standard">
      <style:graphic-properties draw:stroke="none" draw:stroke-dash="Fine_20_Dashed" svg:stroke-color="#000000" draw:fill="none" draw:fill-color="#ffffff" fo:min-height="0.713cm"/>
    </style:style>
    <style:style style:name="gr12" style:family="graphic" style:parent-style-name="standard">
      <style:graphic-properties draw:stroke="none" draw:stroke-dash="Fine_20_Dashed" svg:stroke-color="#000000" draw:fill="none" draw:fill-color="#ffffff" fo:min-height="1.095cm"/>
    </style:style>
    <style:style style:name="gr13" style:family="graphic" style:parent-style-name="standard">
      <style:graphic-properties draw:stroke="none" draw:stroke-dash="Fine_20_Dashed" svg:stroke-color="#000000" draw:fill="none" draw:fill-color="#ffffff" fo:min-height="0.893cm"/>
    </style:style>
    <style:style style:name="gr14" style:family="graphic" style:parent-style-name="standard">
      <style:graphic-properties draw:stroke="none" draw:stroke-dash="Fine_20_Dashed" svg:stroke-color="#000000" draw:fill="none" draw:fill-color="#ffffff" fo:min-height="0.766cm"/>
    </style:style>
    <style:style style:name="gr1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3cm" fo:min-width="0.353cm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3cm" fo:min-width="0.4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style:text-underline-style="solid" style:text-underline-width="auto" style:text-underline-color="font-color"/>
    </style:style>
    <style:style style:name="T3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0.132cm" svg:height="10.795cm" svg:x="1.381cm" svg:y="27.67cm">
          <text:p/>
        </draw:rect>
        <draw:ellipse draw:style-name="gr2" draw:text-style-name="P1" draw:layer="layout" svg:width="3.81cm" svg:height="2.032cm" svg:x="37.322cm" svg:y="1.762cm">
          <text:p/>
        </draw:ellipse>
        <draw:ellipse draw:style-name="gr3" draw:text-style-name="P2" draw:layer="layout" svg:width="3.175cm" svg:height="1.524cm" svg:x="37.576cm" svg:y="2.016cm">
          <text:p text:style-name="P1"><text:span text:style-name="T1">Contact No</text:span></text:p>
        </draw:ellipse>
        <draw:ellipse draw:style-name="gr3" draw:text-style-name="P3" draw:layer="layout" svg:width="5.588cm" svg:height="1.651cm" svg:x="33.766cm" svg:y="33.004cm">
          <text:p text:style-name="P1"><text:span text:style-name="T2"><text:s/></text:span><text:span text:style-name="T2">ID</text:span></text:p>
        </draw:ellipse>
        <draw:ellipse draw:style-name="gr3" draw:text-style-name="P2" draw:layer="layout" svg:width="3.302cm" svg:height="1.524cm" svg:x="26.527cm" svg:y="35.417cm">
          <text:p text:style-name="P1"><text:span text:style-name="T1">Name</text:span></text:p>
        </draw:ellipse>
        <draw:ellipse draw:style-name="gr3" draw:text-style-name="P3" draw:layer="layout" svg:width="4.572cm" svg:height="2.032cm" svg:x="1.762cm" svg:y="32.623cm">
          <text:p text:style-name="P4"><text:span text:style-name="T2">ID</text:span></text:p>
        </draw:ellipse>
        <draw:custom-shape draw:style-name="gr4" draw:text-style-name="P2" draw:layer="layout" svg:width="4.445cm" svg:height="2.667cm" svg:x="17.637cm" svg:y="31.734cm">
          <text:p text:style-name="P2"><text:span text:style-name="T1">Categoriz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0.502cm" svg:height="1.204cm" svg:x="33.131cm" svg:y="17.256cm">
          <draw:text-box>
            <text:p/>
          </draw:text-box>
        </draw:frame>
        <draw:ellipse draw:style-name="gr3" draw:text-style-name="P2" draw:layer="layout" svg:width="3.556cm" svg:height="1.651cm" svg:x="33.004cm" svg:y="2.016cm">
          <text:p text:style-name="P1"><text:span text:style-name="T1">Postal Add.</text:span></text:p>
        </draw:ellipse>
        <draw:ellipse draw:style-name="gr3" draw:text-style-name="P2" draw:layer="layout" svg:width="4.445cm" svg:height="1.524cm" svg:x="35.798cm" svg:y="4.429cm">
          <text:p text:style-name="P1"><text:span text:style-name="T1">City</text:span></text:p>
        </draw:ellipse>
        <draw:ellipse draw:style-name="gr3" draw:text-style-name="P2" draw:layer="layout" svg:width="4.826cm" svg:height="1.778cm" svg:x="34.274cm" svg:y="6.207cm">
          <text:p text:style-name="P1"><text:span text:style-name="T1">Street</text:span></text:p>
        </draw:ellipse>
        <draw:ellipse draw:style-name="gr3" draw:text-style-name="P2" draw:layer="layout" svg:width="3.683cm" svg:height="1.651cm" svg:x="28.94cm" svg:y="1.889cm">
          <text:p text:style-name="P1"><text:span text:style-name="T1">State</text:span></text:p>
        </draw:ellipse>
        <draw:ellipse draw:style-name="gr3" draw:text-style-name="P3" draw:layer="layout" svg:width="4.699cm" svg:height="1.778cm" svg:x="26.781cm" svg:y="7.35cm">
          <text:p text:style-name="P4"><text:span text:style-name="T2">Email</text:span></text:p>
        </draw:ellipse>
        <draw:rect draw:style-name="gr3" draw:text-style-name="P2" draw:layer="layout" svg:width="4.064cm" svg:height="1.27cm" svg:x="25.257cm" svg:y="21.066cm">
          <text:p text:style-name="P1"><text:span text:style-name="T1">Cart</text:span></text:p>
        </draw:rect>
        <draw:ellipse draw:style-name="gr3" draw:text-style-name="P7" draw:layer="layout" svg:width="4.445cm" svg:height="1.27cm" svg:x="22.59cm" svg:y="19.161cm">
          <text:p text:style-name="P6"><text:span text:style-name="T3">Email</text:span><text:span text:style-name="T4"> </text:span></text:p>
        </draw:ellipse>
        <draw:ellipse draw:style-name="gr3" draw:text-style-name="P2" draw:layer="layout" svg:width="3.429cm" svg:height="1.524cm" svg:x="25.003cm" svg:y="23.352cm">
          <text:p text:style-name="P1"><text:span text:style-name="T1">Quantity</text:span></text:p>
        </draw:ellipse>
        <draw:ellipse draw:style-name="gr2" draw:text-style-name="P2" draw:layer="layout" svg:width="5.969cm" svg:height="2.032cm" svg:x="33.131cm" svg:y="30.21cm">
          <text:p/>
        </draw:ellipse>
        <draw:ellipse draw:style-name="gr3" draw:text-style-name="P2" draw:layer="layout" svg:width="4.699cm" svg:height="1.905cm" svg:x="30.718cm" svg:y="34.782cm">
          <text:p text:style-name="P1"><text:span text:style-name="T1">Price</text:span></text:p>
        </draw:ellipse>
        <draw:custom-shape draw:style-name="gr4" draw:text-style-name="P2" draw:layer="layout" svg:width="5.461cm" svg:height="2.159cm" svg:x="20.939cm" svg:y="4.429cm">
          <text:p text:style-name="P2"><text:span text:style-name="T1">HasAddres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6.731cm" svg:height="2.921cm" svg:x="32.623cm" svg:y="20.177cm">
          <text:p text:style-name="P1"><text:span text:style-name="T1">Place</text:span></text:p>
          <text:p text:style-name="P1"><text:span text:style-name="T1">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3" draw:text-style-name="P2" draw:layer="layout" svg:width="4.064cm" svg:height="1.905cm" svg:x="40.751cm" svg:y="15.478cm">
          <text:p text:style-name="P1"><text:span text:style-name="T1">Total</text:span></text:p>
          <text:p text:style-name="P1"><text:span text:style-name="T1">Price</text:span></text:p>
        </draw:ellipse>
        <draw:line draw:style-name="gr6" draw:text-style-name="P2" draw:layer="layout" svg:x1="15.224cm" svg:y1="3.032cm" svg:x2="15.224cm" svg:y2="5.064cm">
          <text:p/>
        </draw:line>
        <draw:line draw:style-name="gr6" draw:text-style-name="P2" draw:layer="layout" svg:x1="12.303cm" svg:y1="4.048cm" svg:x2="14.081cm" svg:y2="5.191cm">
          <text:p/>
        </draw:line>
        <draw:line draw:style-name="gr6" draw:text-style-name="P2" draw:layer="layout" svg:x1="17.891cm" svg:y1="5.572cm" svg:x2="20.939cm" svg:y2="5.572cm">
          <text:p/>
        </draw:line>
        <draw:line draw:style-name="gr6" draw:text-style-name="P2" draw:layer="layout" svg:x1="26.273cm" svg:y1="5.572cm" svg:x2="30.464cm" svg:y2="5.572cm">
          <text:p/>
        </draw:line>
        <draw:line draw:style-name="gr6" draw:text-style-name="P2" draw:layer="layout" svg:x1="31.48cm" svg:y1="5.064cm" svg:x2="31.226cm" svg:y2="3.667cm">
          <text:p/>
        </draw:line>
        <draw:line draw:style-name="gr6" draw:text-style-name="P2" draw:layer="layout" svg:x1="30.337cm" svg:y1="7.477cm" svg:x2="31.734cm" svg:y2="6.08cm">
          <text:p/>
        </draw:line>
        <draw:line draw:style-name="gr6" draw:text-style-name="P2" draw:layer="layout" svg:x1="34.528cm" svg:y1="6.588cm" svg:x2="34.02cm" svg:y2="5.953cm">
          <text:p/>
        </draw:line>
        <draw:line draw:style-name="gr6" draw:text-style-name="P2" draw:layer="layout" svg:x1="33.893cm" svg:y1="5.191cm" svg:x2="35.671cm" svg:y2="5.191cm">
          <text:p/>
        </draw:line>
        <draw:line draw:style-name="gr6" draw:text-style-name="P2" draw:layer="layout" svg:x1="33.766cm" svg:y1="3.667cm" svg:x2="32.877cm" svg:y2="4.81cm">
          <text:p/>
        </draw:line>
        <draw:line draw:style-name="gr6" draw:text-style-name="P2" draw:layer="layout" svg:x1="38.973cm" svg:y1="15.986cm" svg:x2="40.116cm" svg:y2="14.462cm">
          <text:p/>
        </draw:line>
        <draw:line draw:style-name="gr6" draw:text-style-name="P2" draw:layer="layout" svg:x1="38.846cm" svg:y1="16.494cm" svg:x2="40.624cm" svg:y2="16.494cm">
          <text:p/>
        </draw:line>
        <draw:line draw:style-name="gr6" draw:text-style-name="P2" draw:layer="layout" svg:x1="23.479cm" svg:y1="16.621cm" svg:x2="25.638cm" svg:y2="16.621cm">
          <text:p/>
        </draw:line>
        <draw:line draw:style-name="gr6" draw:text-style-name="P2" draw:layer="layout" svg:x1="27.924cm" svg:y1="17.637cm" svg:x2="27.924cm" svg:y2="20.939cm">
          <text:p/>
        </draw:line>
        <draw:ellipse draw:style-name="gr3" draw:text-style-name="P2" draw:layer="layout" svg:width="3.81cm" svg:height="1.27cm" svg:x="30.083cm" svg:y="14.462cm">
          <text:p text:style-name="P1"><text:span text:style-name="T1">Email</text:span></text:p>
        </draw:ellipse>
        <draw:line draw:style-name="gr6" draw:text-style-name="P2" draw:layer="layout" svg:x1="34.909cm" svg:y1="15.986cm" svg:x2="33.893cm" svg:y2="15.351cm">
          <text:p/>
        </draw:line>
        <draw:line draw:style-name="gr6" draw:text-style-name="P2" draw:layer="layout" svg:x1="29.192cm" svg:y1="21.568cm" svg:x2="32.75cm" svg:y2="21.574cm">
          <text:p/>
        </draw:line>
        <draw:line draw:style-name="gr6" draw:text-style-name="P2" draw:layer="layout" svg:x1="22.082cm" svg:y1="33.131cm" svg:x2="28.432cm" svg:y2="33.131cm">
          <text:p/>
        </draw:line>
        <draw:line draw:style-name="gr6" draw:text-style-name="P2" draw:layer="layout" svg:x1="13.192cm" svg:y1="33.131cm" svg:x2="17.383cm" svg:y2="33.131cm">
          <text:p/>
        </draw:line>
        <draw:line draw:style-name="gr6" draw:text-style-name="P2" draw:layer="layout" svg:x1="11.033cm" svg:y1="15.732cm" svg:x2="15.986cm" svg:y2="12.43cm">
          <text:p/>
        </draw:line>
        <draw:line draw:style-name="gr6" draw:text-style-name="P2" draw:layer="layout" svg:x1="17.637cm" svg:y1="12.43cm" svg:x2="21.574cm" svg:y2="15.732cm">
          <text:p/>
        </draw:line>
        <draw:line draw:style-name="gr6" draw:text-style-name="P2" draw:layer="layout" svg:x1="16.367cm" svg:y1="6.207cm" svg:x2="16.494cm" svg:y2="11.033cm">
          <text:p/>
        </draw:line>
        <draw:line draw:style-name="gr6" draw:text-style-name="P2" draw:layer="layout" svg:x1="29.067cm" svg:y1="22.336cm" svg:x2="30.21cm" svg:y2="23.733cm">
          <text:p/>
        </draw:line>
        <draw:line draw:style-name="gr6" draw:text-style-name="P2" draw:layer="layout" svg:x1="30.845cm" svg:y1="32.496cm" svg:x2="31.607cm" svg:y2="30.337cm">
          <text:p/>
        </draw:line>
        <draw:line draw:style-name="gr6" draw:text-style-name="P2" draw:layer="layout" svg:x1="25.765cm" svg:y1="20.304cm" svg:x2="27.035cm" svg:y2="20.939cm">
          <text:p/>
        </draw:line>
        <draw:ellipse draw:style-name="gr3" draw:text-style-name="P2" draw:layer="layout" svg:width="4.953cm" svg:height="1.778cm" svg:x="3.413cm" svg:y="29.829cm">
          <text:p text:style-name="P1"><text:span text:style-name="T1">Parent ID</text:span></text:p>
        </draw:ellipse>
        <draw:ellipse draw:style-name="gr3" draw:text-style-name="P2" draw:layer="layout" svg:width="5.334cm" svg:height="2.032cm" svg:x="5.445cm" svg:y="35.417cm">
          <text:p text:style-name="P1"><text:span text:style-name="T1">Name</text:span></text:p>
        </draw:ellipse>
        <draw:line draw:style-name="gr6" draw:text-style-name="P2" draw:layer="layout" svg:x1="8.493cm" svg:y1="32.115cm" svg:x2="10.017cm" svg:y2="32.75cm">
          <text:p/>
        </draw:line>
        <draw:line draw:style-name="gr6" draw:text-style-name="P2" draw:layer="layout" svg:x1="6.207cm" svg:y1="34.147cm" svg:x2="9.763cm" svg:y2="33.258cm">
          <text:p/>
        </draw:line>
        <draw:line draw:style-name="gr6" draw:text-style-name="P2" draw:layer="layout" svg:x1="9.509cm" svg:y1="35.544cm" svg:x2="11.414cm" svg:y2="33.893cm">
          <text:p/>
        </draw:line>
        <draw:ellipse draw:style-name="gr2" draw:text-style-name="P2" draw:layer="layout" svg:width="5.842cm" svg:height="2.286cm" svg:x="28.051cm" svg:y="28.178cm">
          <text:p/>
        </draw:ellipse>
        <draw:ellipse draw:style-name="gr3" draw:text-style-name="P2" draw:layer="layout" svg:width="5.334cm" svg:height="1.778cm" svg:x="28.305cm" svg:y="28.432cm">
          <text:p text:style-name="P1"><text:span text:style-name="T1">Category ID</text:span></text:p>
        </draw:ellipse>
        <draw:line draw:style-name="gr6" draw:text-style-name="P2" draw:layer="layout" svg:x1="31.734cm" svg:y1="32.496cm" svg:x2="33.766cm" svg:y2="31.861cm">
          <text:p/>
        </draw:line>
        <draw:line draw:style-name="gr6" draw:text-style-name="P2" draw:layer="layout" svg:x1="31.734cm" svg:y1="33.258cm" svg:x2="33.893cm" svg:y2="33.512cm">
          <text:p/>
        </draw:line>
        <draw:line draw:style-name="gr6" draw:text-style-name="P2" draw:layer="layout" svg:x1="31.226cm" svg:y1="33.385cm" svg:x2="31.607cm" svg:y2="34.909cm">
          <text:p/>
        </draw:line>
        <draw:line draw:style-name="gr6" draw:text-style-name="P2" draw:layer="layout" svg:x1="28.94cm" svg:y1="35.417cm" svg:x2="30.464cm" svg:y2="33.512cm">
          <text:p/>
        </draw:line>
        <draw:line draw:style-name="gr6" draw:text-style-name="P2" draw:layer="layout" svg:x1="26.781cm" svg:y1="34.655cm" svg:x2="29.067cm" svg:y2="33.512cm">
          <text:p/>
        </draw:line>
        <draw:line draw:style-name="gr6" draw:text-style-name="P2" draw:layer="layout" svg:x1="27.035cm" svg:y1="23.352cm" svg:x2="28.178cm" svg:y2="22.209cm">
          <text:p/>
        </draw:line>
        <draw:ellipse draw:style-name="gr3" draw:text-style-name="P2" draw:layer="layout" svg:width="2.794cm" svg:height="2.286cm" svg:x="21.955cm" svg:y="21.574cm">
          <text:p text:style-name="P1"><text:span text:style-name="T1">Total</text:span></text:p>
          <text:p text:style-name="P1"><text:span text:style-name="T1">Price</text:span></text:p>
        </draw:ellipse>
        <draw:line draw:style-name="gr6" draw:text-style-name="P2" draw:layer="layout" svg:x1="25.511cm" svg:y1="22.336cm" svg:x2="24.749cm" svg:y2="22.59cm">
          <text:p/>
        </draw:line>
        <draw:custom-shape draw:style-name="gr4" draw:text-style-name="P2" draw:layer="layout" svg:width="4.318cm" svg:height="2.921cm" svg:x="18.776cm" svg:y="24.237cm">
          <text:p text:style-name="P1"><text:span text:style-name="T1">Bu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20.812cm" svg:y1="17.002cm" svg:x2="21.066cm" svg:y2="24.241cm">
          <text:p/>
        </draw:line>
        <draw:line draw:style-name="gr6" draw:text-style-name="P2" draw:layer="layout" svg:x1="11.033cm" svg:y1="21.828cm" svg:x2="11.033cm" svg:y2="17.383cm">
          <text:p/>
        </draw:line>
        <draw:line draw:style-name="gr6" draw:text-style-name="P2" draw:layer="layout" svg:x1="11.16cm" svg:y1="24.622cm" svg:x2="11.16cm" svg:y2="27.543cm">
          <text:p/>
        </draw:line>
        <draw:line draw:style-name="gr6" draw:text-style-name="P2" draw:layer="layout" svg:x1="20.939cm" svg:y1="27.162cm" svg:x2="29.067cm" svg:y2="32.369cm">
          <text:p/>
        </draw:line>
        <draw:ellipse draw:style-name="gr3" draw:text-style-name="P2" draw:layer="layout" svg:width="5.207cm" svg:height="1.27cm" svg:x="33.512cm" svg:y="30.591cm">
          <text:p text:style-name="P1"><text:span text:style-name="T1">Images</text:span></text:p>
        </draw:ellipse>
        <draw:line draw:style-name="gr6" draw:text-style-name="P2" draw:layer="layout" svg:x1="35.925cm" svg:y1="17.383cm" svg:x2="35.925cm" svg:y2="20.177cm">
          <text:p/>
        </draw:line>
        <draw:ellipse draw:style-name="gr3" draw:text-style-name="P2" draw:layer="layout" svg:width="5.08cm" svg:height="1.778cm" svg:x="30.718cm" svg:y="12.43cm">
          <text:p text:style-name="P1"><text:span text:style-name="T1">Shipping Date</text:span></text:p>
        </draw:ellipse>
        <draw:line draw:style-name="gr6" draw:text-style-name="P2" draw:layer="layout" svg:x1="35.671cm" svg:y1="15.986cm" svg:x2="34.782cm" svg:y2="14.208cm">
          <text:p/>
        </draw:line>
        <draw:ellipse draw:style-name="gr3" draw:text-style-name="P3" draw:layer="layout" svg:width="3.556cm" svg:height="1.397cm" svg:x="19.161cm" svg:y="2.524cm">
          <text:p text:style-name="P4"><text:span text:style-name="T2">Email</text:span></text:p>
        </draw:ellipse>
        <draw:ellipse draw:style-name="gr7" draw:text-style-name="P2" draw:layer="layout" svg:width="4.318cm" svg:height="2.032cm" svg:x="17.891cm" svg:y="6.842cm">
          <text:p text:style-name="P1"><text:span text:style-name="T1">Age</text:span></text:p>
        </draw:ellipse>
        <draw:line draw:style-name="gr8" draw:text-style-name="P2" draw:layer="layout" svg:x1="17.51cm" svg:y1="5.191cm" svg:x2="19.415cm" svg:y2="3.794cm">
          <text:p/>
        </draw:line>
        <draw:line draw:style-name="gr8" draw:text-style-name="P2" draw:layer="layout" svg:x1="17.637cm" svg:y1="6.207cm" svg:x2="18.653cm" svg:y2="6.842cm">
          <text:p/>
        </draw:line>
        <draw:ellipse draw:style-name="gr9" draw:text-style-name="P2" draw:layer="layout" svg:width="4.445cm" svg:height="1.778cm" draw:transform="skewX (-0.0040142572795862) rotate (-0.00925024503675445) translate (8.625cm 2.503cm)">
          <text:p text:style-name="P1"><text:span text:style-name="T1">Date Of Birth</text:span></text:p>
        </draw:ellipse>
        <draw:frame draw:style-name="gr10" draw:text-style-name="P5" draw:layer="layout" svg:width="0.959cm" svg:height="1.471cm" svg:x="27.924cm" svg:y="4.81cm">
          <draw:text-box>
            <text:p><text:span text:style-name="T1">N</text:span></text:p>
          </draw:text-box>
        </draw:frame>
        <draw:frame draw:style-name="gr11" draw:text-style-name="P5" draw:layer="layout" svg:width="1.016cm" svg:height="0.963cm" svg:x="19.415cm" svg:y="4.81cm">
          <draw:text-box>
            <text:p><text:span text:style-name="T1">1</text:span></text:p>
          </draw:text-box>
        </draw:frame>
        <draw:frame draw:style-name="gr11" draw:text-style-name="P5" draw:layer="layout" svg:width="0.762cm" svg:height="0.963cm" svg:x="14.97cm" svg:y="32.369cm">
          <draw:text-box>
            <text:p><text:span text:style-name="T1">N</text:span></text:p>
          </draw:text-box>
        </draw:frame>
        <draw:frame draw:style-name="gr12" draw:text-style-name="P5" draw:layer="layout" svg:width="2.286cm" svg:height="1.345cm" svg:x="23.987cm" svg:y="32.115cm">
          <draw:text-box>
            <text:p><text:span text:style-name="T1">N</text:span></text:p>
          </draw:text-box>
        </draw:frame>
        <draw:frame draw:style-name="gr13" draw:text-style-name="P5" draw:layer="layout" svg:width="0.254cm" svg:height="1.143cm" svg:x="20.177cm" svg:y="19.288cm">
          <draw:text-box>
            <text:p><text:span text:style-name="T1">1</text:span></text:p>
          </draw:text-box>
        </draw:frame>
        <draw:frame draw:style-name="gr11" draw:text-style-name="P5" draw:layer="layout" svg:width="0.889cm" svg:height="0.963cm" svg:x="22.971cm" svg:y="29.067cm">
          <draw:text-box>
            <text:p><text:span text:style-name="T1">N</text:span></text:p>
          </draw:text-box>
        </draw:frame>
        <draw:frame draw:style-name="gr11" draw:text-style-name="P5" draw:layer="layout" svg:width="0.381cm" svg:height="0.963cm" svg:x="24.114cm" svg:y="15.605cm">
          <draw:text-box>
            <text:p><text:span text:style-name="T1">1</text:span></text:p>
          </draw:text-box>
        </draw:frame>
        <draw:frame draw:style-name="gr14" draw:text-style-name="P5" draw:layer="layout" svg:width="0.508cm" svg:height="1.016cm" svg:x="28.305cm" svg:y="18.272cm">
          <draw:text-box>
            <text:p><text:span text:style-name="T1">1</text:span></text:p>
          </draw:text-box>
        </draw:frame>
        <draw:frame draw:style-name="gr15" draw:text-style-name="P5" draw:layer="layout" svg:width="0.853cm" svg:height="0.963cm" svg:x="30.972cm" svg:y="21.701cm">
          <draw:text-box>
            <text:p><text:span text:style-name="T1">1</text:span></text:p>
          </draw:text-box>
        </draw:frame>
        <draw:frame draw:style-name="gr15" draw:text-style-name="P5" draw:layer="layout" svg:width="0.853cm" svg:height="0.963cm" svg:x="11.287cm" svg:y="19.923cm">
          <draw:text-box>
            <text:p><text:span text:style-name="T1">1</text:span></text:p>
          </draw:text-box>
        </draw:frame>
        <draw:frame draw:style-name="gr16" draw:text-style-name="P5" draw:layer="layout" svg:width="0.959cm" svg:height="0.963cm" svg:x="11.668cm" svg:y="26.273cm">
          <draw:text-box>
            <text:p><text:span text:style-name="T1">N</text:span></text:p>
          </draw:text-box>
        </draw:frame>
        <draw:rect draw:style-name="gr3" draw:text-style-name="P2" draw:layer="layout" svg:width="4.445cm" svg:height="1.905cm" svg:x="14.081cm" svg:y="4.683cm">
          <text:p text:style-name="P1"><text:span text:style-name="T1">User</text:span></text:p>
        </draw:rect>
        <draw:rect draw:style-name="gr3" draw:text-style-name="P2" draw:layer="layout" svg:width="3.302cm" svg:height="1.905cm" svg:x="30.591cm" svg:y="4.556cm">
          <text:p text:style-name="P1"><text:span text:style-name="T1">Address</text:span></text:p>
        </draw:rect>
        <draw:polygon draw:style-name="gr3" draw:text-style-name="P1" draw:layer="layout" svg:width="3.809cm" svg:height="2.412cm" svg:x="14.843cm" svg:y="11.033cm" svg:viewBox="0 0 3810 2413" draw:points="0,0 3810,0 2032,2413">
          <text:p text:style-name="P1">Is A</text:p>
        </draw:polygon>
        <draw:rect draw:style-name="gr3" draw:text-style-name="P2" draw:layer="layout" svg:width="7.112cm" svg:height="2.161cm" svg:x="7.858cm" svg:y="15.857cm">
          <text:p text:style-name="P1"><text:span text:style-name="T1">Administrator</text:span></text:p>
        </draw:rect>
        <draw:rect draw:style-name="gr3" draw:text-style-name="P2" draw:layer="layout" svg:width="5.842cm" svg:height="2.159cm" svg:x="18.272cm" svg:y="15.732cm">
          <text:p text:style-name="P1"><text:span text:style-name="T1">Shopper</text:span></text:p>
        </draw:rect>
        <draw:custom-shape draw:style-name="gr4" draw:text-style-name="P2" draw:layer="layout" svg:width="5.969cm" svg:height="3.429cm" svg:x="8.112cm" svg:y="21.828cm">
          <text:p text:style-name="P2"><text:span text:style-name="T1">Mana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3" draw:text-style-name="P2" draw:layer="layout" svg:width="3.302cm" svg:height="1.27cm" svg:x="13.827cm" svg:y="1.762cm">
          <text:p text:style-name="P1"><text:span text:style-name="T1">Name</text:span></text:p>
        </draw:ellipse>
        <draw:line draw:style-name="gr6" draw:text-style-name="P1" draw:layer="layout" svg:x1="34.02cm" svg:y1="4.81cm" svg:x2="37.703cm" svg:y2="3.54cm">
          <text:p/>
        </draw:line>
        <draw:rect draw:style-name="gr3" draw:text-style-name="P2" draw:layer="layout" svg:width="4.826cm" svg:height="2.032cm" svg:x="28.051cm" svg:y="31.861cm">
          <text:p text:style-name="P1"><text:span text:style-name="T1">Product</text:span></text:p>
        </draw:rect>
        <draw:ellipse draw:style-name="gr3" draw:text-style-name="P2" draw:layer="layout" svg:width="4.699cm" svg:height="2.032cm" svg:x="22.463cm" svg:y="34.02cm">
          <text:p text:style-name="P1"><text:span text:style-name="T1">Quantity</text:span></text:p>
        </draw:ellipse>
        <draw:rect draw:style-name="gr3" draw:text-style-name="P2" draw:layer="layout" svg:width="4.572cm" svg:height="2.286cm" svg:x="8.493cm" svg:y="32.115cm">
          <text:p text:style-name="P1"><text:span text:style-name="T1">Categories</text:span></text:p>
        </draw:rect>
        <draw:line draw:style-name="gr6" draw:text-style-name="P1" draw:layer="layout" svg:x1="8.874cm" svg:y1="32.115cm" svg:x2="7.731cm" svg:y2="31.353cm">
          <text:p/>
        </draw:line>
        <draw:custom-shape draw:style-name="gr4" draw:text-style-name="P2" draw:layer="layout" svg:width="5.207cm" svg:height="2.54cm" svg:x="25.384cm" svg:y="15.351cm">
          <text:p text:style-name="P2"><text:span text:style-name="T1">Add To C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layer="layout" svg:width="5.715cm" svg:height="1.397cm" svg:x="34.02cm" svg:y="15.986cm">
          <text:p text:style-name="P1"><text:span text:style-name="T1">Order</text:span></text:p>
        </draw:rect>
        <draw:ellipse draw:style-name="gr3" draw:text-style-name="P2" draw:layer="layout" svg:width="4.318cm" svg:height="2.54cm" svg:x="39.227cm" svg:y="12.303cm">
          <text:p text:style-name="P1"><text:span text:style-name="T1">Shipping</text:span></text:p>
          <text:p text:style-name="P1"><text:span text:style-name="T1">Address</text:span></text:p>
        </draw:ellipse>
        <draw:ellipse draw:style-name="gr3" draw:text-style-name="P4" draw:layer="layout" svg:width="3.429cm" svg:height="1.651cm" svg:x="35.798cm" svg:y="12.176cm">
          <text:p text:style-name="P4"><text:span text:style-name="T5">ID</text:span></text:p>
        </draw:ellipse>
        <draw:line draw:style-name="gr6" draw:text-style-name="P1" draw:layer="layout" svg:x1="37.322cm" svg:y1="13.827cm" svg:x2="36.941cm" svg:y2="15.859cm">
          <text:p/>
        </draw:line>
        <draw:frame draw:style-name="gr17" draw:layer="layout" svg:width="1.213cm" svg:height="0.963cm" svg:x="36.687cm" svg:y="19.034cm">
          <draw:text-box>
            <text:p>N</text:p>
          </draw:text-box>
        </draw:frame>
        <draw:ellipse draw:style-name="gr2" draw:text-style-name="P1" draw:layer="layout" svg:width="4.572cm" svg:height="1.778cm" svg:x="29.321cm" svg:y="23.606cm">
          <text:p/>
        </draw:ellipse>
        <draw:ellipse draw:style-name="gr3" draw:text-style-name="P2" draw:layer="layout" svg:width="4.064cm" svg:height="1.397cm" svg:x="29.575cm" svg:y="23.86cm">
          <text:p text:style-name="P1"><text:span text:style-name="T1">Product ID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533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mi Vishnoi</meta:initial-creator>
    <meta:creation-date>2018-08-13T01:24:25.44</meta:creation-date>
    <dc:date>2018-08-15T21:04:52.78</dc:date>
    <dc:creator>Mohit  Sharma</dc:creator>
    <meta:editing-duration>PT10H31M57S</meta:editing-duration>
    <meta:editing-cycles>30</meta:editing-cycles>
    <meta:generator>OpenOffice/4.1.5$Win32 OpenOffice.org_project/415m1$Build-9789</meta:generator>
    <meta:document-statistic meta:object-count="105"/>
  </office:meta>
</office:document-meta>
</file>